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querimientos STAS</text:title></text:p>
      <text:p text:style-name="OrgTitle"/>
      <text:p text:style-name="OrgSubtitle"><text:initial-creator>Pedro Bustos &lt;pedro.bustos@andessalud.cl&gt;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c42984">1. Requerimentos</text:a></text:p>
          <text:p text:style-name="Contents_20_2"><text:a xlink:type="simple" xlink:href="#org2b5ef18">1.1. <text:span text:style-name="OrgTodo">DONE</text:span> requerimiento ley urgencia hospitalizado <text:span text:style-name="OrgCode">[3/3]</text:span></text:a></text:p>
          <text:p text:style-name="Contents_20_3"><text:a xlink:type="simple" xlink:href="#org3ab0172">1.1.1. <text:span text:style-name="OrgTodo">DONE</text:span> tabla HCU_LEY_URGENCIA   <text:span text:style-name="OrgCode">[6/6]</text:span></text:a></text:p>
          <text:p text:style-name="Contents_20_3"><text:a xlink:type="simple" xlink:href="#org30d217a">1.1.2. <text:span text:style-name="OrgTodo">DONE</text:span> Eliminar cambios anteriores ley urgencia <text:span text:style-name="OrgCode">[3/3]</text:span></text:a></text:p>
          <text:p text:style-name="Contents_20_3"><text:a xlink:type="simple" xlink:href="#org9f17980">1.1.3. <text:span text:style-name="OrgTodo">DONE</text:span> Componente ley urgencia hospitalizado <text:span text:style-name="OrgCode">[0/0]</text:span></text:a></text:p>
          <text:p text:style-name="Contents_20_2"><text:a xlink:type="simple" xlink:href="#org20e0b5d">1.2. <text:span text:style-name="OrgTodo">DONE</text:span> requerimiento suspender indicación hospitalizado <text:span text:style-name="OrgCode">[5/5]</text:span></text:a></text:p>
          <text:p text:style-name="Contents_20_2"><text:a xlink:type="simple" xlink:href="#org34c232d">1.3. <text:span text:style-name="OrgTodo">TODO</text:span> requerimiento rehabilitacion <text:span text:style-name="OrgCode">[0/1]</text:span></text:a></text:p>
          <text:p text:style-name="Contents_20_2"><text:a xlink:type="simple" xlink:href="#org6818ebe">1.4. <text:span text:style-name="OrgTodo">DONE</text:span> requerimiento ficha rehabilitacion ambulatoria<text:span text:style-name="OrgCode">[11/11]</text:span></text:a></text:p>
          <text:p text:style-name="Contents_20_2"><text:a xlink:type="simple" xlink:href="#org6ef49c6">1.5. <text:span text:style-name="OrgTodo">DONE</text:span> requerimento historial paciente</text:a></text:p>
          <text:p text:style-name="Contents_20_3"><text:a xlink:type="simple" xlink:href="#orgb383803">1.5.1. Lista detalles encontrados en fase QA <text:span text:style-name="OrgCode">[8/8]</text:span></text:a></text:p>
          <text:p text:style-name="Contents_20_2"><text:a xlink:type="simple" xlink:href="#org9794f8c">1.6. <text:span text:style-name="OrgTodo">DONE</text:span> Requerimiento ENO tres proyectos <text:span text:style-name="OrgCode">[7/7]</text:span></text:a></text:p>
          <text:p text:style-name="Contents_20_2"><text:a xlink:type="simple" xlink:href="#org2fa09d4">1.7. <text:span text:style-name="OrgTodo">DONE</text:span> Nueva Vista Otros profesionales Urgencia <text:span text:style-name="OrgCode">[9/9]</text:span></text:a></text:p>
          <text:p text:style-name="Contents_20_3"><text:a xlink:type="simple" xlink:href="#orge39be43">1.7.1. Cambios realizados</text:a></text:p>
          <text:p text:style-name="Contents_20_2"><text:a xlink:type="simple" xlink:href="#org5ec0a76">1.8. <text:span text:style-name="OrgTodo">DONE</text:span> OTROS <text:span text:style-name="OrgCode">[2/2]</text:span></text:a></text:p>
          <text:p text:style-name="Contents_20_2"><text:a xlink:type="simple" xlink:href="#org56a5777">1.9. <text:span text:style-name="OrgTodo">DONE</text:span> Historial paciente en Urgencia <text:span text:style-name="OrgCode">[3/3]</text:span></text:a></text:p>
          <text:p text:style-name="Contents_20_2"><text:a xlink:type="simple" xlink:href="#org0484215">1.10. <text:span text:style-name="OrgTodo">HOLD</text:span> Notificacion GES <text:span text:style-name="OrgCode">[0/1]</text:span></text:a></text:p>
          <text:p text:style-name="Contents_20_2"><text:a xlink:type="simple" xlink:href="#org1f7f2db">1.11. <text:span text:style-name="OrgTodo">TODO</text:span> Bugs encontrados <text:span text:style-name="OrgCode">[2/2]</text:span></text:a></text:p>
          <text:p text:style-name="Contents_20_2"><text:a xlink:type="simple" xlink:href="#orga5d4024">1.12. <text:span text:style-name="OrgTodo">TODO</text:span> Firmar enfermera <text:span text:style-name="OrgCode">[5/5]</text:span></text:a></text:p>
          <text:p text:style-name="Contents_20_3"><text:a xlink:type="simple" xlink:href="#org03eca35">1.12.1. Lista de cambios</text:a></text:p>
          <text:p text:style-name="Contents_20_2"><text:a xlink:type="simple" xlink:href="#org8a1a9bd">1.13. <text:span text:style-name="OrgTodo">TODO</text:span> Vista Otros profesionales para clinica <text:span text:style-name="OrgCode">[3/5]</text:span></text:a></text:p>
          <text:p text:style-name="Contents_20_3"><text:a xlink:type="simple" xlink:href="#org34c32e2">1.13.1. Lista de cambios</text:a></text:p>
        </text:index-body>
      </text:table-of-content>
      <text:h text:style-name="Heading_20_1" text:outline-level="1" text:is-list-header="false">
<text:bookmark-start text:name="OrgXref.org8c42984"/>
<text:bookmark text:name="org8c42984"/>Requerimentos
<text:bookmark-end text:name="OrgXref.org8c42984"/></text:h>
      <text:h text:style-name="Heading_20_2" text:outline-level="2" text:is-list-header="false">
<text:bookmark-start text:name="OrgXref.org2b5ef18"/>
<text:bookmark text:name="org2b5ef18"/><text:span text:style-name="OrgDone">DONE</text:span> requerimiento ley urgencia hospitalizado <text:span text:style-name="OrgCode">[3/3]</text:span>
<text:bookmark-end text:name="OrgXref.org2b5ef18"/></text:h>
      <text:h text:style-name="Heading_20_3" text:outline-level="3" text:is-list-header="false">
<text:bookmark-start text:name="OrgXref.org3ab0172"/>
<text:bookmark text:name="org3ab0172"/><text:span text:style-name="OrgDone">DONE</text:span> tabla HCU_LEY_URGENCIA   <text:span text:style-name="OrgCode">[6/6]</text:span>
<text:bookmark-end text:name="OrgXref.org3ab0172"/></text:h>
      <text:list text:style-name="OrgBulletedList" text:continue-numbering="false">
        <text:list-item>
          <text:p text:style-name="Text_20_body"><text:span text:style-name="OrgCode">[✓] </text:span>PAC_NUMFICHA_URG   numeric 10
</text:p>
        </text:list-item>
        <text:list-item>
          <text:p text:style-name="Text_20_body"><text:span text:style-name="OrgCode">[✓] </text:span>PAC_NUMFICHA_HOSP   numeric 10 null
</text:p>
        </text:list-item>
        <text:list-item>
          <text:p text:style-name="Text_20_body"><text:span text:style-name="OrgCode">[✓] </text:span>ING_CORREL_URG   numeric 4
</text:p>
        </text:list-item>
        <text:list-item>
          <text:p text:style-name="Text_20_body"><text:span text:style-name="OrgCode">[✓] </text:span>ING_CORREL_HOSP   numeric 4 null
</text:p>
        </text:list-item>
        <text:list-item>
          <text:p text:style-name="Text_20_body"><text:span text:style-name="OrgCode">[✓] </text:span>PTD_RUT   char 10 null
</text:p>
        </text:list-item>
        <text:list-item>
          <text:p text:style-name="Text_20_body"><text:span text:style-name="OrgCode">[✓] </text:span>HLU_FEC_LEY_URG   datetime null
</text:p>
        </text:list-item>
      </text:list>
      <text:h text:style-name="Heading_20_3" text:outline-level="3" text:is-list-header="false">
<text:bookmark-start text:name="OrgXref.org30d217a"/>
<text:bookmark text:name="org30d217a"/><text:span text:style-name="OrgDone">DONE</text:span> Eliminar cambios anteriores ley urgencia <text:span text:style-name="OrgCode">[3/3]</text:span>
<text:bookmark-end text:name="OrgXref.org30d217a"/></text:h>
      <text:list text:style-name="OrgBulletedList" text:continue-numbering="false">
        <text:list-item>
          <text:p text:style-name="Text_20_body"><text:span text:style-name="OrgCode">[✓] </text:span>tabla ATENCION
</text:p>
        </text:list-item>
        <text:list-item>
          <text:p text:style-name="Text_20_body"><text:span text:style-name="OrgCode">[✓] </text:span>spu_adm_obtener_atencion   (pb)
</text:p>
        </text:list-item>
        <text:list-item>
          <text:p text:style-name="Text_20_body"><text:span text:style-name="OrgCode">[✓] </text:span>spu_adm_guardar_atencion   (pb)
</text:p>
        </text:list-item>
      </text:list>
      <text:h text:style-name="Heading_20_3" text:outline-level="3" text:is-list-header="false">
<text:bookmark-start text:name="OrgXref.org9f17980"/>
<text:bookmark text:name="org9f17980"/><text:span text:style-name="OrgDone">DONE</text:span> Componente ley urgencia hospitalizado <text:span text:style-name="OrgCode">[0/0]</text:span>
<text:bookmark-end text:name="OrgXref.org9f17980"/></text:h>
      <text:list text:style-name="OrgBulletedList" text:continue-numbering="false">
        <text:list-item>
          <text:p text:style-name="Text_20_body"><text:span text:style-name="OrgCode">[✓] </text:span>guardar ingreso en hospitalizado debe verificar si paciente es ley urg
</text:p>
        </text:list-item>
        <text:list-item>
          <text:p text:style-name="Text_20_body"><text:span text:style-name="OrgCode">[✓] </text:span>si paciente es ley urg se debe guardar pacnumficha e ingcorrel de hosp en HCU_LEY_URGENCIA
</text:p>
        </text:list-item>
        <text:list-item>
          <text:p text:style-name="Text_20_body"><text:span text:style-name="OrgCode">[✓] </text:span>componente ley urgencia <text:span text:style-name="OrgCode">[2/2]</text:span>
</text:p>
          <text:list text:style-name="OrgBulletedList" text:continue-numbering="true">
            <text:list-item>
              <text:p text:style-name="Text_20_body"><text:span text:style-name="OrgCode">[✓] </text:span>Buscar en HCU_LEY_URGENCIA   si paciente registra
</text:p>
            </text:list-item>
            <text:list-item>
              <text:p text:style-name="Text_20_body"><text:span text:style-name="OrgCode">[✓] </text:span>si registra muestra alert con fecha de registro
</text:p>
            </text:list-item>
          </text:list>
        </text:list-item>
      </text:list>
      <text:list text:style-name="OrgNumberedList" text:continue-numbering="false">
        <text:list-item>
          <text:p text:style-name="Text_20_body">
<text:bookmark-start text:name="OrgXref.org251d1db"/>
<text:bookmark text:name="org251d1db"/>Lista de modificaciones
<text:bookmark-end text:name="OrgXref.org251d1db"/></text:p>
          <text:list text:style-name="OrgBulletedList" text:continue-numbering="false">
            <text:list-item>
              <text:p text:style-name="Text_20_body">API
</text:p>
              <text:list text:style-name="OrgBulletedList" text:continue-numbering="true">
                <text:list-item>
                  <text:p text:style-name="Text_20_body">AdimisionHospitalaria
</text:p>
                </text:list-item>
                <text:list-item>
                  <text:p text:style-name="Text_20_body">Urgencia
</text:p>
                </text:list-item>
              </text:list>
            </text:list-item>
            <text:list-item>
              <text:p text:style-name="Text_20_body">WEB
</text:p>
              <text:list text:style-name="OrgBulletedList" text:continue-numbering="true">
                <text:list-item>
                  <text:p text:style-name="Text_20_body">Urgencia
</text:p>
                </text:list-item>
                <text:list-item>
                  <text:p text:style-name="Text_20_body">Clinica
</text:p>
                </text:list-item>
              </text:list>
            </text:list-item>
            <text:list-item>
              <text:p text:style-name="Text_20_body">DB
</text:p>
              <text:list text:style-name="OrgBulletedList" text:continue-numbering="true">
                <text:list-item>
                  <text:p text:style-name="Text_20_body">HCU_LEY_URGENCIA   C
</text:p>
                </text:list-item>
                <text:list-item>
                  <text:p text:style-name="Text_20_body">spu_adm_registro_ley_urg   C
</text:p>
                </text:list-item>
                <text:list-item>
                  <text:p text:style-name="Text_20_body">spu_adm_obtener_pac_ley_urg   C .
</text:p>
                </text:list-item>
                <text:list-item>
                  <text:p text:style-name="Text_20_body">spu_adm_guardar_atencion   M
</text:p>
                </text:list-item>
                <text:list-item>
                  <text:p text:style-name="Text_20_body">spu_adm_obtener_atencion   M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20e0b5d"/>
<text:bookmark text:name="org20e0b5d"/><text:span text:style-name="OrgDone">DONE</text:span> requerimiento suspender indicación hospitalizado <text:span text:style-name="OrgCode">[5/5]</text:span>
<text:bookmark-end text:name="OrgXref.org20e0b5d"/></text:h>
      <text:list text:style-name="OrgBulletedList" text:continue-numbering="false">
        <text:list-item>
          <text:p text:style-name="Text_20_body"><text:span text:style-name="OrgCode">[✓] </text:span>campo requiere kine debe ser required y tener opciones “si/no”
</text:p>
        </text:list-item>
        <text:list-item>
          <text:p text:style-name="Text_20_body"><text:span text:style-name="OrgCode">[✓] </text:span>eliminar fecha hasta de vista/sp/tabla
</text:p>
        </text:list-item>
        <text:list-item>
          <text:p text:style-name="Text_20_body"><text:span text:style-name="OrgCode">[✓] </text:span>al firmar debe verificar si campo kine true para agregar a lista kine
</text:p>
        </text:list-item>
        <text:list-item>
          <text:p text:style-name="Text_20_body"><text:span text:style-name="OrgCode">[✓] </text:span>editar tabla HCH_PROCEDIMIENTO_MEDICO   <text:span text:style-name="OrgCode">[2/2]</text:span>
</text:p>
          <text:list text:style-name="OrgBulletedList" text:continue-numbering="true">
            <text:list-item>
              <text:p text:style-name="Text_20_body"><text:span text:style-name="OrgCode">[✓] </text:span>HPM_ESTADO_PROCEDIMIENTO   char 1 null (s = suspendido)
</text:p>
            </text:list-item>
            <text:list-item>
              <text:p text:style-name="Text_20_body"><text:span text:style-name="OrgCode">[✓] </text:span>HPM_FEC_ESTADO   datetime null
</text:p>
            </text:list-item>
          </text:list>
        </text:list-item>
        <text:list-item>
          <text:p text:style-name="Text_20_body"><text:span text:style-name="OrgCode">[✓] </text:span>agregar suspender indicación <text:span text:style-name="OrgCode">[3/3]</text:span>
</text:p>
          <text:list text:style-name="OrgBulletedList" text:continue-numbering="true">
            <text:list-item>
              <text:p text:style-name="Text_20_body"><text:span text:style-name="OrgCode">[✓] </text:span>agregar marca en objeto/db/sp/api para identificar suspendido
</text:p>
            </text:list-item>
            <text:list-item>
              <text:p text:style-name="Text_20_body"><text:span text:style-name="OrgCode">[✓] </text:span>si es suspendido debe mostrar alert ’Indicación suspendida el {fecha}’
</text:p>
            </text:list-item>
            <text:list-item>
              <text:p text:style-name="Text_20_body"><text:span text:style-name="OrgCode">[✓] </text:span>si se suspende con kine = true eliminar de lista kine
</text:p>
            </text:list-item>
          </text:list>
        </text:list-item>
      </text:list>
      <text:list text:style-name="OrgNumberedList" text:continue-numbering="false">
        <text:list-item>
          <text:p text:style-name="Text_20_body">
<text:bookmark-start text:name="OrgXref.org5b43444"/>
<text:bookmark text:name="org5b43444"/>Lista de modificaciones
<text:bookmark-end text:name="OrgXref.org5b43444"/></text:p>
          <text:list text:style-name="OrgBulletedList" text:continue-numbering="false">
            <text:list-item>
              <text:p text:style-name="Text_20_body">API
</text:p>
              <text:list text:style-name="OrgBulletedList" text:continue-numbering="true">
                <text:list-item>
                  <text:p text:style-name="Text_20_body">FichaClinicaHospitalizado
</text:p>
                </text:list-item>
              </text:list>
            </text:list-item>
            <text:list-item>
              <text:p text:style-name="Text_20_body">WEB
</text:p>
              <text:list text:style-name="OrgBulletedList" text:continue-numbering="true">
                <text:list-item>
                  <text:p text:style-name="Text_20_body">Clinica
</text:p>
                </text:list-item>
              </text:list>
            </text:list-item>
            <text:list-item>
              <text:p text:style-name="Text_20_body">DB
</text:p>
              <text:list text:style-name="OrgBulletedList" text:continue-numbering="true">
                <text:list-item>
                  <text:p text:style-name="Text_20_body">HCH_PROCEDIMIENTO_MEDICO   M
</text:p>
                </text:list-item>
                <text:list-item>
                  <text:p text:style-name="Text_20_body">spu_fch_kine_obtener_pacientes_kinesioterapia   M
</text:p>
                </text:list-item>
                <text:list-item>
                  <text:p text:style-name="Text_20_body">spu_fch_guardar_procedimiento_medico   M
</text:p>
                </text:list-item>
                <text:list-item>
                  <text:p text:style-name="Text_20_body">spu_fch_obtener_procedimiento_medico   M
</text:p>
                </text:list-item>
                <text:list-item>
                  <text:p text:style-name="Text_20_body">spu_fch_anular_indicacion_procedimiento   C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34c232d"/>
<text:bookmark text:name="org34c232d"/><text:span text:style-name="OrgTodo">TODO</text:span> requerimiento rehabilitacion <text:span text:style-name="OrgCode">[0/1]</text:span>
<text:bookmark-end text:name="OrgXref.org34c232d"/></text:h>
      <text:list text:style-name="OrgBulletedList" text:continue-numbering="false">
        <text:list-item>
          <text:p text:style-name="Text_20_body"><text:span text:style-name="OrgCode">[✓] </text:span>En vista kinesiologo, menu registro rehab <text:span text:style-name="OrgCode">[4/4]</text:span>
</text:p>
          <text:list text:style-name="OrgBulletedList" text:continue-numbering="true">
            <text:list-item>
              <text:p text:style-name="Text_20_body"><text:span text:style-name="OrgCode">[✓] </text:span>ocultar motivo de consulta
</text:p>
            </text:list-item>
            <text:list-item>
              <text:p text:style-name="Text_20_body"><text:span text:style-name="OrgCode">[✓] </text:span>agregar valor “otro” a escalas
</text:p>
              <text:list text:style-name="OrgBulletedList" text:continue-numbering="true">
                <text:list-item>
                  <text:p text:style-name="Text_20_body">Modificar tabla FRE_ESCALAS   insert campo “otros”
</text:p>
                </text:list-item>
              </text:list>
            </text:list-item>
            <text:list-item>
              <text:p text:style-name="Text_20_body"><text:span text:style-name="OrgCode">[✓] </text:span>agregar campo invisible y required si hay escala elegida de texto libre “resultado escalas evaluadas”
</text:p>
              <text:list text:style-name="OrgBulletedList" text:continue-numbering="true">
                <text:list-item>
                  <text:p text:style-name="Text_20_body">Modificar tabla FCH_REHABILITACION   nueva columna FRE_RES_ESCALA_EVAL   varchar 1000 null desc ’Resultado de la escala evaluada’
</text:p>
                </text:list-item>
              </text:list>
            </text:list-item>
            <text:list-item>
              <text:p text:style-name="Text_20_body"><text:span text:style-name="OrgCode">[✓] </text:span>al marcar alugna escala debe aparecer campo “resultado escalas evaluadas”
</text:p>
            </text:list-item>
          </text:list>
        </text:list-item>
        <text:list-item>
          <text:p text:style-name="Text_20_body"><text:span text:style-name="OrgCode">[✓] </text:span>Agregar campos en vue/sp/api/db para resultado escalas evaluadas
</text:p>
        </text:list-item>
      </text:list>
      <text:list text:style-name="OrgNumberedList" text:continue-numbering="false">
        <text:list-item>
          <text:p text:style-name="Text_20_body">
<text:bookmark-start text:name="OrgXref.org29ca83b"/>
<text:bookmark text:name="org29ca83b"/>Lista de modificaciones
<text:bookmark-end text:name="OrgXref.org29ca83b"/></text:p>
          <text:list text:style-name="OrgBulletedList" text:continue-numbering="false">
            <text:list-item>
              <text:p text:style-name="Text_20_body">API
</text:p>
              <text:list text:style-name="OrgBulletedList" text:continue-numbering="true">
                <text:list-item>
                  <text:p text:style-name="Text_20_body">FichaClinicaHospitalizado
</text:p>
                </text:list-item>
              </text:list>
            </text:list-item>
            <text:list-item>
              <text:p text:style-name="Text_20_body">WEB
</text:p>
              <text:list text:style-name="OrgBulletedList" text:continue-numbering="true">
                <text:list-item>
                  <text:p text:style-name="Text_20_body">Clinica
</text:p>
                </text:list-item>
              </text:list>
            </text:list-item>
            <text:list-item>
              <text:p text:style-name="Text_20_body">DB
</text:p>
              <text:list text:style-name="OrgBulletedList" text:continue-numbering="true">
                <text:list-item>
                  <text:p text:style-name="Text_20_body">FRE_ESCALAS   M
</text:p>
                  <text:list text:style-name="OrgBulletedList" text:continue-numbering="true">
                    <text:list-item>
                      <text:p text:style-name="Text_20_body">INSERT INTO FRE_ESCALAS   (FES_CORREL, FES_ESCALA, FES_VIGENTE) VALUES (5, ’OTROS’, ’S’)
</text:p>
                    </text:list-item>
                  </text:list>
                </text:list-item>
                <text:list-item>
                  <text:p text:style-name="Text_20_body">FCH_REHABILITACION   M
</text:p>
                  <text:list text:style-name="OrgBulletedList" text:continue-numbering="true">
                    <text:list-item>
                      <text:p text:style-name="Text_20_body">ALTER TABLE FCH_REHABILITACION   ADD FRE_RES_ESCALA_EVAL   varchar(1000)
</text:p>
                    </text:list-item>
                  </text:list>
                </text:list-item>
                <text:list-item>
                  <text:p text:style-name="Text_20_body">spu_fch_kine_guardar_atencion   M
</text:p>
                </text:list-item>
                <text:list-item>
                  <text:p text:style-name="Text_20_body">spu_fch_kine_obtener_atencion   M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6818ebe"/>
<text:bookmark text:name="org6818ebe"/><text:span text:style-name="OrgDone">DONE</text:span> requerimiento ficha rehabilitacion ambulatoria<text:span text:style-name="OrgCode">[11/11]</text:span>
<text:bookmark-end text:name="OrgXref.org6818ebe"/></text:h>
      <text:list text:style-name="OrgBulletedList" text:continue-numbering="false">
        <text:list-item>
          <text:p text:style-name="Text_20_body"><text:span text:style-name="OrgCode">[✓] </text:span>Agregar marca si es primera sesión
</text:p>
        </text:list-item>
        <text:list-item>
          <text:p text:style-name="Text_20_body"><text:span text:style-name="OrgCode">[✓] </text:span>Ocultar motivo consulta
</text:p>
        </text:list-item>
        <text:list-item>
          <text:p text:style-name="Text_20_body"><text:span text:style-name="OrgCode">[✓] </text:span>agregar valor “otro” a escalas
</text:p>
        </text:list-item>
        <text:list-item>
          <text:p text:style-name="Text_20_body"><text:span text:style-name="OrgCode">[✓] </text:span>agregar campo invisible y required si hay escala seleccionada “resultado escalas evaluadas”
</text:p>
        </text:list-item>
        <text:list-item>
          <text:p text:style-name="Text_20_body"><text:span text:style-name="OrgCode">[✓] </text:span>al marcar escala mostrar campo “resultado escalas evaluadas”
</text:p>
        </text:list-item>
        <text:list-item>
          <text:p text:style-name="Text_20_body"><text:span text:style-name="OrgCode">[✓] </text:span>Agregar campos en vue/sp/api/db para resultado escalas evaluadas
</text:p>
          <text:list text:style-name="OrgBulletedList" text:continue-numbering="true">
            <text:list-item>
              <text:p text:style-name="Text_20_body">spu_fca_kine_guardar_sesion_rehabilitacion
</text:p>
            </text:list-item>
            <text:list-item>
              <text:p text:style-name="Text_20_body">spu_fca_kine_listar_sesion_rehabilitacion
</text:p>
            </text:list-item>
            <text:list-item>
              <text:p text:style-name="Text_20_body">spu_fca_kine_actualizar_sesion_rehabilitacion
</text:p>
            </text:list-item>
          </text:list>
        </text:list-item>
        <text:list-item>
          <text:p text:style-name="Text_20_body">boton finalizar tratamiento cierra todas las sesiones
</text:p>
        </text:list-item>
        <text:list-item>
          <text:p text:style-name="Text_20_body"><text:span text:style-name="OrgCode">[✓] </text:span>Finalizar tratamiento finaliza sesion actual
</text:p>
        </text:list-item>
        <text:list-item>
          <text:p text:style-name="Text_20_body"><text:span text:style-name="OrgCode">[✓] </text:span>en lista de pacientes “atender” revisa si es kine &gt; atencion kine, de lo contrario atencion medico
</text:p>
        </text:list-item>
        <text:list-item>
          <text:p text:style-name="Text_20_body"><text:span text:style-name="OrgCode">[✓] </text:span>primera sesion marca desde vue, valor dinamico en API
</text:p>
        </text:list-item>
        <text:list-item>
          <text:p text:style-name="Text_20_body"><text:span text:style-name="OrgCode">[✓] </text:span>dejar boton de si/no para primera sesion en vue
</text:p>
        </text:list-item>
        <text:list-item>
          <text:p text:style-name="Text_20_body"><text:span text:style-name="OrgCode">[✓] </text:span>lista de escalas separar con “,” como en hospitalizado
</text:p>
        </text:list-item>
      </text:list>
      <text:list text:style-name="OrgNumberedList" text:continue-numbering="false">
        <text:list-item>
          <text:p text:style-name="Text_20_body">
<text:bookmark-start text:name="OrgXref.orga0267f6"/>
<text:bookmark text:name="orga0267f6"/>Lista de modificaciones
<text:bookmark-end text:name="OrgXref.orga0267f6"/></text:p>
          <text:list text:style-name="OrgBulletedList" text:continue-numbering="false">
            <text:list-item>
              <text:p text:style-name="Text_20_body">API
</text:p>
              <text:list text:style-name="OrgBulletedList" text:continue-numbering="true">
                <text:list-item>
                  <text:p text:style-name="Text_20_body">FichaClinicaAmbulatoria
</text:p>
                </text:list-item>
              </text:list>
            </text:list-item>
            <text:list-item>
              <text:p text:style-name="Text_20_body">WEB
</text:p>
              <text:list text:style-name="OrgBulletedList" text:continue-numbering="true">
                <text:list-item>
                  <text:p text:style-name="Text_20_body">Ambulatorio
</text:p>
                </text:list-item>
              </text:list>
            </text:list-item>
            <text:list-item>
              <text:p text:style-name="Text_20_body">DB
</text:p>
              <text:list text:style-name="OrgBulletedList" text:continue-numbering="true">
                <text:list-item>
                  <text:p text:style-name="Text_20_body">spu_fca_kine_guardar_sesion_rehabilitacion   M
</text:p>
                </text:list-item>
                <text:list-item>
                  <text:p text:style-name="Text_20_body">spu_fca_kine_listar_sesion_rehabilitacion   M
</text:p>
                </text:list-item>
                <text:list-item>
                  <text:p text:style-name="Text_20_body">spu_fca_kine_actualizar_sesion_rehabilitacion   M
</text:p>
                </text:list-item>
                <text:list-item>
                  <text:p text:style-name="Text_20_body">FSE_SESION_REHAB   M
</text:p>
                  <text:list text:style-name="OrgBulletedList" text:continue-numbering="true">
                    <text:list-item>
                      <text:p text:style-name="Text_20_body">ALTER TABLE FRE_SESION_REHAB   ADD FSR_RES_ESCALA_EVAL   varchar(1000)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">
<text:bookmark-start text:name="OrgXref.org557c8bc"/>
<text:bookmark text:name="org557c8bc"/>DUDAS
<text:bookmark-end text:name="OrgXref.org557c8bc"/></text:p>
          <text:list text:style-name="OrgBulletedList" text:continue-numbering="false">
            <text:list-item>
              <text:p text:style-name="Text_20_body">Al guardar escalas no se guardan todas en lista, ayuda para revisar comportamiento
</text:p>
            </text:list-item>
          </text:list>
        </text:list-item>
      </text:list>
      <text:h text:style-name="Heading_20_2" text:outline-level="2" text:is-list-header="false">
<text:bookmark-start text:name="OrgXref.org6ef49c6"/>
<text:bookmark text:name="org6ef49c6"/><text:span text:style-name="OrgDone">DONE</text:span> requerimento historial paciente
<text:bookmark-end text:name="OrgXref.org6ef49c6"/></text:h>
      <text:list text:style-name="OrgBulletedList" text:continue-numbering="false">
        <text:list-item>
          <text:p text:style-name="Text_20_body">historial paciente componente
</text:p>
        </text:list-item>
        <text:list-item>
          <text:p text:style-name="Text_20_body">historial componente detalle
</text:p>
        </text:list-item>
      </text:list>
      <text:h text:style-name="Heading_20_3" text:outline-level="3" text:is-list-header="false">
<text:bookmark-start text:name="OrgXref.orgb383803"/>
<text:bookmark text:name="orgb383803"/>Lista detalles encontrados en fase QA <text:span text:style-name="OrgCode">[8/8]</text:span>
<text:bookmark-end text:name="OrgXref.orgb383803"/></text:h>
      <text:list text:style-name="OrgBulletedList" text:continue-numbering="false">
        <text:list-item>
          <text:p text:style-name="Text_20_body"><text:span text:style-name="OrgCode">[✓] </text:span>En ver detalle cuadro resumen sesiones terapeuticas fecha al final “invalid date”
</text:p>
        </text:list-item>
        <text:list-item>
          <text:p text:style-name="Text_20_body"><text:span text:style-name="OrgCode">[✓] </text:span>campos no se bloquean al firmar atencion
</text:p>
        </text:list-item>
        <text:list-item>
          <text:p text:style-name="Text_20_body"><text:span text:style-name="OrgCode">[✓] </text:span>al cambiar ingreso sigue apareciendo como firmado
</text:p>
          <text:list text:style-name="OrgBulletedList" text:continue-numbering="true">
            <text:list-item>
              <text:p text:style-name="Text_20_body">Tenia que limpiar datos al cambiar ingreso en funcion cargarKinesiologia al usar “rowDblClickedIngreso”
</text:p>
            </text:list-item>
          </text:list>
        </text:list-item>
        <text:list-item>
          <text:p text:style-name="Text_20_body"><text:span text:style-name="OrgCode">[✓] </text:span>Prestador no puede guardar ni Firmar si no es quien atiende
</text:p>
        </text:list-item>
        <text:list-item>
          <text:p text:style-name="Text_20_body"><text:span text:style-name="OrgCode">[✓] </text:span>Required solo si es primera sesion
</text:p>
        </text:list-item>
        <text:list-item>
          <text:p text:style-name="Text_20_body"><text:span text:style-name="OrgCode">[✓] </text:span>Firmar sesion guarda nueva sesion
</text:p>
          <text:list text:style-name="OrgBulletedList" text:continue-numbering="true">
            <text:list-item>
              <text:p text:style-name="Text_20_body">Firmaba sesion con datos vacios ya que correl de sesion estaba vacio, faltaba mantener editando sesion actual para no perder correl
</text:p>
            </text:list-item>
          </text:list>
        </text:list-item>
        <text:list-item>
          <text:p text:style-name="Text_20_body"><text:span text:style-name="OrgCode">[✓] </text:span>Al cargar sesion debe tomar datos automaticamente para poder seguir editando
</text:p>
        </text:list-item>
        <text:list-item>
          <text:p text:style-name="Text_20_body"><text:span text:style-name="OrgCode">[✓] </text:span>al seleccionar una escala, guardarla y luego quitarla y guardar, no se puede volver a guardar
</text:p>
          <text:list text:style-name="OrgBulletedList" text:continue-numbering="true">
            <text:list-item>
              <text:p text:style-name="Text_20_body">limpiar bien los datos antes de funcion editar
</text:p>
            </text:list-item>
          </text:list>
        </text:list-item>
      </text:list>
      <text:h text:style-name="Heading_20_2" text:outline-level="2" text:is-list-header="false">
<text:bookmark-start text:name="OrgXref.org9794f8c"/>
<text:bookmark text:name="org9794f8c"/><text:span text:style-name="OrgDone">DONE</text:span> Requerimiento ENO tres proyectos <text:span text:style-name="OrgCode">[7/7]</text:span>
<text:bookmark-end text:name="OrgXref.org9794f8c"/></text:h>
      <text:list text:style-name="OrgBulletedList" text:continue-numbering="false">
        <text:list-item>
          <text:p text:style-name="Text_20_body"><text:span text:style-name="OrgCode">[✓] </text:span>Enfermedad &gt; Diagnóstico ENO
</text:p>
        </text:list-item>
        <text:list-item>
          <text:p text:style-name="Text_20_body"><text:span text:style-name="OrgCode">[✓] </text:span>Diagnostico alta eliminar de vista, api y sp
</text:p>
        </text:list-item>
        <text:list-item>
          <text:p text:style-name="Text_20_body"><text:span text:style-name="OrgCode">[✓] </text:span>Identificar servicio de proveniencia del diagnostico ENO
</text:p>
        </text:list-item>
        <text:list-item>
          <text:p text:style-name="Text_20_body"><text:span text:style-name="OrgCode">[✓] </text:span>en tabla ENO agregar boton para llevar a atención del paciente
</text:p>
        </text:list-item>
        <text:list-item>
          <text:p text:style-name="Text_20_body"><text:span text:style-name="OrgCode">[✓] </text:span>en cada proyecto modificar buscar paciente para revisar marca desde store, si la encuentra utilizar datos de store para buscar paciente <text:span text:style-name="OrgCode">[3/3]</text:span>
</text:p>
          <text:list text:style-name="OrgBulletedList" text:continue-numbering="true">
            <text:list-item>
              <text:p text:style-name="Text_20_body"><text:span text:style-name="OrgCode">[✓] </text:span>Ambulatorio
</text:p>
            </text:list-item>
            <text:list-item>
              <text:p text:style-name="Text_20_body"><text:span text:style-name="OrgCode">[✓] </text:span>Urgencia
</text:p>
            </text:list-item>
            <text:list-item>
              <text:p text:style-name="Text_20_body"><text:span text:style-name="OrgCode">[✓] </text:span>Hospitalizado
</text:p>
            </text:list-item>
          </text:list>
        </text:list-item>
        <text:list-item>
          <text:p text:style-name="Text_20_body"><text:span text:style-name="OrgCode">[✓] </text:span>En tabla ENO agregar columna servicio paciente
</text:p>
        </text:list-item>
        <text:list-item>
          <text:p text:style-name="Text_20_body"><text:span text:style-name="OrgCode">[✓] </text:span>Agregar dato Servicio paciente en SP y API
</text:p>
        </text:list-item>
      </text:list>
      <text:h text:style-name="Heading_20_2" text:outline-level="2" text:is-list-header="false">
<text:bookmark-start text:name="OrgXref.org2fa09d4"/>
<text:bookmark text:name="org2fa09d4"/><text:span text:style-name="OrgDone">DONE</text:span> Nueva Vista Otros profesionales Urgencia <text:span text:style-name="OrgCode">[9/9]</text:span>
<text:bookmark-end text:name="OrgXref.org2fa09d4"/></text:h>
      <text:list text:style-name="OrgBulletedList" text:continue-numbering="false">
        <text:list-item>
          <text:p text:style-name="Text_20_body"><text:span text:style-name="OrgCode">[✓] </text:span>Crear Menu Otros Profesionales
</text:p>
        </text:list-item>
        <text:list-item>
          <text:p text:style-name="Text_20_body"><text:span text:style-name="OrgCode">[✓] </text:span>Layout como en evolución Médica de hospitalizado
</text:p>
        </text:list-item>
        <text:list-item>
          <text:p text:style-name="Text_20_body"><text:span text:style-name="OrgCode">[✓] </text:span>Crear Tabla URGENCIA_OTROS_PROFESIONALES   <text:span text:style-name="OrgCode">[7/7]</text:span>
</text:p>
          <text:list text:style-name="OrgBulletedList" text:continue-numbering="true">
            <text:list-item>
              <text:p text:style-name="Text_20_body"><text:span text:style-name="OrgCode">[✓] </text:span>PAC_NUMFICHA   numeric 10 not null
</text:p>
            </text:list-item>
            <text:list-item>
              <text:p text:style-name="Text_20_body"><text:span text:style-name="OrgCode">[✓] </text:span>ING_CORREL   numeric 4 not null
</text:p>
            </text:list-item>
            <text:list-item>
              <text:p text:style-name="Text_20_body"><text:span text:style-name="OrgCode">[✓] </text:span>PTD_RUT   char 10 null
</text:p>
            </text:list-item>
            <text:list-item>
              <text:p text:style-name="Text_20_body"><text:span text:style-name="OrgCode">[✓] </text:span>UOP_CORREL   numeric 18 not null
</text:p>
            </text:list-item>
            <text:list-item>
              <text:p text:style-name="Text_20_body"><text:span text:style-name="OrgCode">[✓] </text:span>UOP_EVOLUCION   varchar 1000 null
</text:p>
            </text:list-item>
            <text:list-item>
              <text:p text:style-name="Text_20_body"><text:span text:style-name="OrgCode">[✓] </text:span>UOP_FECHA_REG   datetime null
</text:p>
            </text:list-item>
            <text:list-item>
              <text:p text:style-name="Text_20_body"><text:span text:style-name="OrgCode">[✓] </text:span>USU_LOGIN_CREA   varchar 50 null
</text:p>
            </text:list-item>
          </text:list>
        </text:list-item>
        <text:list-item>
          <text:p text:style-name="Text_20_body"><text:span text:style-name="OrgCode">[✓] </text:span>sp para guardar atencion otros profesionales
</text:p>
        </text:list-item>
        <text:list-item>
          <text:p text:style-name="Text_20_body"><text:span text:style-name="OrgCode">[✓] </text:span>api para guardar atencion otros profesionales
</text:p>
          <text:list text:style-name="OrgBulletedList" text:continue-numbering="true">
            <text:list-item>
              <text:p text:style-name="Text_20_body">tomar de ejemplo hospitalizado como guarda evolucion medica
</text:p>
              <text:list text:style-name="OrgBulletedList" text:continue-numbering="true">
                <text:list-item>
                  <text:p text:style-name="Text_20_body">NO OLVIDAR REGISTRAR REPOSITORY EN STARTUP
</text:p>
                </text:list-item>
              </text:list>
            </text:list-item>
          </text:list>
        </text:list-item>
        <text:list-item>
          <text:p text:style-name="Text_20_body"><text:span text:style-name="OrgCode">[✓] </text:span>Error 500 al pedir evoluciones, pedir revisar api
</text:p>
        </text:list-item>
        <text:list-item>
          <text:p text:style-name="Text_20_body"><text:span text:style-name="OrgCode">[✓] </text:span>Routes no deja entrar a vista otros profesionales, seguramente por falta permisos en DB
</text:p>
        </text:list-item>
        <text:list-item>
          <text:p text:style-name="Text_20_body"><text:span text:style-name="OrgCode">[✓] </text:span>PENDIENTE Agregar funcion para firmar cada evolucion
</text:p>
          <text:list text:style-name="OrgBulletedList" text:continue-numbering="true">
            <text:list-item>
              <text:p text:style-name="Text_20_body">Se crea funcion para firmar todas las evoluciones a nombre del prestador
</text:p>
            </text:list-item>
          </text:list>
        </text:list-item>
        <text:list-item>
          <text:p text:style-name="Text_20_body"><text:span text:style-name="OrgCode">[✓] </text:span>Fix vista historial paciente
</text:p>
          <text:list text:style-name="OrgBulletedList" text:continue-numbering="true">
            <text:list-item>
              <text:p text:style-name="Text_20_body">tomar vista alergias de hospitalizado y cambiar col-3 -&gt; col-2 y col-7 -&gt; col-8 en vista ppal
</text:p>
            </text:list-item>
          </text:list>
        </text:list-item>
      </text:list>
      <text:h text:style-name="Heading_20_3" text:outline-level="3" text:is-list-header="false">
<text:bookmark-start text:name="OrgXref.ID-bc204550-f762-4522-b761-956c20a90958"/>
<text:bookmark text:name="ID-bc204550-f762-4522-b761-956c20a90958"/>
<text:bookmark-end text:name="OrgXref.ID-bc204550-f762-4522-b761-956c20a90958"/>
<text:bookmark-start text:name="OrgXref.orge39be43"/>
<text:bookmark text:name="orge39be43"/>Cambios realizados
<text:bookmark-end text:name="OrgXref.orge39be43"/></text:h>
      <text:list text:style-name="OrgBulletedList" text:continue-numbering="false">
        <text:list-item>
          <text:p text:style-name="Text_20_body">WEB
</text:p>
          <text:list text:style-name="OrgBulletedList" text:continue-numbering="true">
            <text:list-item>
              <text:p text:style-name="Text_20_body">Urgencia
</text:p>
            </text:list-item>
          </text:list>
        </text:list-item>
        <text:list-item>
          <text:p text:style-name="Text_20_body">API
</text:p>
          <text:list text:style-name="OrgBulletedList" text:continue-numbering="true">
            <text:list-item>
              <text:p text:style-name="Text_20_body">Urgencia
</text:p>
            </text:list-item>
            <text:list-item>
              <text:p text:style-name="Text_20_body">Common.Models
</text:p>
            </text:list-item>
          </text:list>
        </text:list-item>
        <text:list-item>
          <text:p text:style-name="Text_20_body">DB
</text:p>
          <text:list text:style-name="OrgBulletedList" text:continue-numbering="true">
            <text:list-item>
              <text:p text:style-name="Text_20_body">URGENCIA_OTROS_PROFESIONALES   <text:a xlink:type="simple" xlink:href="#org8a1a9bd">CAMBIADO</text:a>
</text:p>
              <text:list text:style-name="OrgBulletedList" text:continue-numbering="true">
                <text:list-item>
                  <text:p text:style-name="Text_20_body">script guardado en sqlbkp
</text:p>
                </text:list-item>
              </text:list>
            </text:list-item>
            <text:list-item>
              <text:p text:style-name="Text_20_body">MENU M
</text:p>
              <text:list text:style-name="OrgBulletedList" text:continue-numbering="true">
                <text:list-item>
                  <text:p text:style-name="Text_20_body">INSERT INTO MENU (MEN_CODIGO, MEN_NOMBRE, MEN_CODIGO_MEN, MEN_HREF, MEN_EXTERNO, ASU_CODIGO, MEN_ICON) VALUES (217, ’Otros Profesionales’, 120, 7, ’/otros-profesionales’, 0, 4, NULL)
</text:p>
                </text:list-item>
              </text:list>
            </text:list-item>
            <text:list-item>
              <text:p text:style-name="Text_20_body">spu_adm_obtener_alergias   M
</text:p>
              <text:list text:style-name="OrgBulletedList" text:continue-numbering="true">
                <text:list-item>
                  <text:p text:style-name="Text_20_body">formatear fecha para obtener hora con HH:mm
</text:p>
                </text:list-item>
              </text:list>
            </text:list-item>
            <text:list-item>
              <text:p text:style-name="Text_20_body">spu_fcu_guardar_evolucion_otros_profesionales   <text:a xlink:type="simple" xlink:href="#org8a1a9bd">CAMBIADO</text:a>
</text:p>
            </text:list-item>
            <text:list-item>
              <text:p text:style-name="Text_20_body">spu_fcu_obtener_evolucion_otros_profesionales   <text:a xlink:type="simple" xlink:href="#org8a1a9bd">CAMBIADO</text:a>
</text:p>
            </text:list-item>
          </text:list>
        </text:list-item>
      </text:list>
      <text:h text:style-name="Heading_20_2" text:outline-level="2" text:is-list-header="false">
<text:bookmark-start text:name="OrgXref.org5ec0a76"/>
<text:bookmark text:name="org5ec0a76"/><text:span text:style-name="OrgDone">DONE</text:span> OTROS <text:span text:style-name="OrgCode">[2/2]</text:span>
<text:bookmark-end text:name="OrgXref.org5ec0a76"/></text:h>
      <text:list text:style-name="OrgBulletedList" text:continue-numbering="false">
        <text:list-item>
          <text:p text:style-name="Text_20_body"><text:span text:style-name="OrgCode">[✓] </text:span>En urgencia revisar si es enfermera o es tens al hacer doble click en mapa cama
</text:p>
        </text:list-item>
        <text:list-item>
          <text:p text:style-name="Text_20_body"><text:span text:style-name="OrgCode">[✓] </text:span>si es auditor enviar a atencion medico
</text:p>
        </text:list-item>
      </text:list>
      <text:h text:style-name="Heading_20_2" text:outline-level="2" text:is-list-header="false">
<text:bookmark-start text:name="OrgXref.org56a5777"/>
<text:bookmark text:name="org56a5777"/><text:span text:style-name="OrgDone">DONE</text:span> Historial paciente en Urgencia <text:span text:style-name="OrgCode">[3/3]</text:span>
<text:bookmark-end text:name="OrgXref.org56a5777"/></text:h>
      <text:list text:style-name="OrgBulletedList" text:continue-numbering="false">
        <text:list-item>
          <text:p text:style-name="Text_20_body"><text:span text:style-name="OrgCode">[✓] </text:span>Pasar componente
</text:p>
        </text:list-item>
        <text:list-item>
          <text:p text:style-name="Text_20_body"><text:span text:style-name="OrgCode">[✓] </text:span>verificar que componente sea con filtro kine
</text:p>
        </text:list-item>
        <text:list-item>
          <text:p text:style-name="Text_20_body"><text:span text:style-name="OrgCode">[✓] </text:span>arreglar visual componente
</text:p>
        </text:list-item>
      </text:list>
      <text:h text:style-name="Heading_20_2" text:outline-level="2" text:is-list-header="false">
<text:bookmark-start text:name="OrgXref.org0484215"/>
<text:bookmark text:name="org0484215"/><text:span text:style-name="OrgTodo">HOLD</text:span> Notificacion GES <text:span text:style-name="OrgCode">[0/1]</text:span>
<text:bookmark-end text:name="OrgXref.org0484215"/></text:h>
      <text:list text:style-name="OrgBulletedList" text:continue-numbering="false">
        <text:list-item>
          <text:p text:style-name="Text_20_body"><text:span text:style-name="OrgCode">[ ] </text:span>Revisar problema de insert y retomar flujo
</text:p>
        </text:list-item>
      </text:list>
      <text:h text:style-name="Heading_20_2" text:outline-level="2" text:is-list-header="false">
<text:bookmark-start text:name="OrgXref.org1f7f2db"/>
<text:bookmark text:name="org1f7f2db"/><text:span text:style-name="OrgTodo">TODO</text:span> Bugs encontrados <text:span text:style-name="OrgCode">[2/2]</text:span>
<text:bookmark-end text:name="OrgXref.org1f7f2db"/></text:h>
      <text:list text:style-name="OrgBulletedList" text:continue-numbering="false">
        <text:list-item>
          <text:p text:style-name="Text_20_body"><text:span text:style-name="OrgCode">[✓] </text:span>Historial Esi error dato
</text:p>
          <text:list text:style-name="OrgBulletedList" text:continue-numbering="true">
            <text:list-item>
              <text:p text:style-name="Text_20_body">Tenia error al intentar enviar lista vacia, se agrega verificacion de length
</text:p>
            </text:list-item>
          </text:list>
        </text:list-item>
        <text:list-item>
          <text:p text:style-name="Text_20_body"><text:span text:style-name="OrgCode">[✓] </text:span>Categorizacion
</text:p>
          <text:list text:style-name="OrgBulletedList" text:continue-numbering="true">
            <text:list-item>
              <text:p text:style-name="Text_20_body">error de sp verificaba si HE_CORREL   IS NULL en lugar incorrecto, se quita
</text:p>
            </text:list-item>
          </text:list>
        </text:list-item>
      </text:list>
      <text:h text:style-name="Heading_20_2" text:outline-level="2" text:is-list-header="false">
<text:bookmark-start text:name="OrgXref.orga5d4024"/>
<text:bookmark text:name="orga5d4024"/><text:span text:style-name="OrgTodo">TODO</text:span> Firmar enfermera <text:span text:style-name="OrgCode">[5/5]</text:span>
<text:bookmark-end text:name="OrgXref.orga5d4024"/></text:h>
      <text:list text:style-name="OrgBulletedList" text:continue-numbering="false">
        <text:list-item>
          <text:p text:style-name="Text_20_body"><text:span text:style-name="OrgCode">[✓] </text:span>Firmar evoluciones a nombre enfermera, como en otros profesionales
</text:p>
        </text:list-item>
        <text:list-item>
          <text:p text:style-name="Text_20_body"><text:span text:style-name="OrgCode">[✓] </text:span>En vue enviar todas las evoluciones que correspondan al usuLogin
</text:p>
        </text:list-item>
        <text:list-item>
          <text:p text:style-name="Text_20_body"><text:span text:style-name="OrgCode">[✓] </text:span>en API agregar campo bool para comprobar si evolucion esta firmada
</text:p>
        </text:list-item>
        <text:list-item>
          <text:p text:style-name="Text_20_body"><text:span text:style-name="OrgCode">[✓] </text:span>en SP verificar si atencion está firmada y si es asi insertar fecha en campo fecha fin evolucion
</text:p>
        </text:list-item>
        <text:list-item>
          <text:p text:style-name="Text_20_body"><text:span text:style-name="OrgCode">[✓] </text:span>en DB agregar columna fecha fin evolucion en tabla que corresponda
</text:p>
          <text:list text:style-name="OrgBulletedList" text:continue-numbering="true">
            <text:list-item>
              <text:p text:style-name="Text_20_body">ALTER TABLE REG_PROCED_ENFERMERIA   ADD RPE_FECHA_FIN_EVO   DATETIME
</text:p>
            </text:list-item>
          </text:list>
        </text:list-item>
      </text:list>
      <text:h text:style-name="Heading_20_3" text:outline-level="3" text:is-list-header="false">
<text:bookmark-start text:name="OrgXref.org03eca35"/>
<text:bookmark text:name="org03eca35"/>Lista de cambios
<text:bookmark-end text:name="OrgXref.org03eca35"/></text:h>
      <text:list text:style-name="OrgBulletedList" text:continue-numbering="false">
        <text:list-item>
          <text:p text:style-name="Text_20_body">API
</text:p>
          <text:list text:style-name="OrgBulletedList" text:continue-numbering="true">
            <text:list-item>
              <text:p text:style-name="Text_20_body">Urgencia
</text:p>
            </text:list-item>
            <text:list-item>
              <text:p text:style-name="Text_20_body">Common.Models
</text:p>
            </text:list-item>
          </text:list>
        </text:list-item>
        <text:list-item>
          <text:p text:style-name="Text_20_body">WEB
</text:p>
          <text:list text:style-name="OrgBulletedList" text:continue-numbering="true">
            <text:list-item>
              <text:p text:style-name="Text_20_body">Urgencia
</text:p>
            </text:list-item>
          </text:list>
        </text:list-item>
        <text:list-item>
          <text:p text:style-name="Text_20_body">DB
</text:p>
          <text:list text:style-name="OrgBulletedList" text:continue-numbering="true">
            <text:list-item>
              <text:p text:style-name="Text_20_body">spu_fcu_guardar_procedimiento_enfermeria
</text:p>
            </text:list-item>
            <text:list-item>
              <text:p text:style-name="Text_20_body">spu_fcu_obtener_procedimiento_enfermeria
</text:p>
            </text:list-item>
            <text:list-item>
              <text:p text:style-name="Text_20_body">REG_PROCED_ENFERMERIA   M
</text:p>
              <text:list text:style-name="OrgBulletedList" text:continue-numbering="true">
                <text:list-item>
                  <text:p text:style-name="Text_20_body">ALTER TABLE REG_PROCED_ENFERMERIA   ADD RPE_FECHA_FIN_EVO   DATETIME
</text:p>
                </text:list-item>
                <text:list-item>
                  <text:p text:style-name="Text_20_body">Trigger: val_reg_proced_enfermeria_upd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8a1a9bd"/>
<text:bookmark text:name="org8a1a9bd"/><text:span text:style-name="OrgTodo">TODO</text:span> Vista Otros profesionales para clinica <text:span text:style-name="OrgCode">[3/5]</text:span>
<text:bookmark-end text:name="OrgXref.org8a1a9bd"/></text:h>
      <text:list text:style-name="OrgBulletedList" text:continue-numbering="false">
        <text:list-item>
          <text:p text:style-name="Text_20_body"><text:span text:style-name="OrgCode">[✓] </text:span>Tomar template de vista nutri
</text:p>
        </text:list-item>
        <text:list-item>
          <text:p text:style-name="Text_20_body"><text:span text:style-name="OrgCode">[✓] </text:span>modificar tabla URGENCIA_OTROS_PROFESIONALES   <text:span text:style-name="OrgCode">[3/3]</text:span>
</text:p>
          <text:list text:style-name="OrgBulletedList" text:continue-numbering="true">
            <text:list-item>
              <text:p text:style-name="Text_20_body"><text:span text:style-name="OrgCode">[✓] </text:span>Nuevo nombre: HC_OTROS_PROFESIONALES
</text:p>
            </text:list-item>
            <text:list-item>
              <text:p text:style-name="Text_20_body"><text:span text:style-name="OrgCode">[✓] </text:span>Campos de UOP a HOP
</text:p>
            </text:list-item>
            <text:list-item>
              <text:p text:style-name="Text_20_body"><text:span text:style-name="OrgCode">[✓] </text:span>nueva columna SER_CODIGO   varchar 3
</text:p>
            </text:list-item>
          </text:list>
        </text:list-item>
        <text:list-item>
          <text:p text:style-name="Text_20_body"><text:span text:style-name="OrgCode">[✓] </text:span>Modificar otros profesionales urgencia <text:span text:style-name="OrgCode">[9/9]</text:span>
</text:p>
          <text:list text:style-name="OrgBulletedList" text:continue-numbering="true">
            <text:list-item>
              <text:p text:style-name="Text_20_body"><text:span text:style-name="OrgCode">[✓] </text:span>Vue: Cambiar nombres de propiedades uop -&gt; hop
</text:p>
            </text:list-item>
            <text:list-item>
              <text:p text:style-name="Text_20_body"><text:span text:style-name="OrgCode">[✓] </text:span>Vue: Agregar a objeto serCodigo
</text:p>
            </text:list-item>
            <text:list-item>
              <text:p text:style-name="Text_20_body"><text:span text:style-name="OrgCode">[✓] </text:span>Api: Agregar a DTO SerCodigo string
</text:p>
            </text:list-item>
            <text:list-item>
              <text:p text:style-name="Text_20_body"><text:span text:style-name="OrgCode">[✓] </text:span>Api: Cambiar nombres de propiedades Uop -&gt; Hop
</text:p>
            </text:list-item>
            <text:list-item>
              <text:p text:style-name="Text_20_body"><text:span text:style-name="OrgCode">[✓] </text:span>SP: Cambiar nombre tabla URGENCIA_OTROS_PROFESIONALES   -&gt; HC_OTROS_PROFESIONALES
</text:p>
            </text:list-item>
            <text:list-item>
              <text:p text:style-name="Text_20_body"><text:span text:style-name="OrgCode">[✓] </text:span>SP: Campos de UOP a HOP
</text:p>
            </text:list-item>
            <text:list-item>
              <text:p text:style-name="Text_20_body"><text:span text:style-name="OrgCode">[✓] </text:span>SP: Agregar al obtener SER_CODIGO
</text:p>
            </text:list-item>
            <text:list-item>
              <text:p text:style-name="Text_20_body"><text:span text:style-name="OrgCode">[✓] </text:span>SP: Agregar al guardar SER_CODIGO
</text:p>
            </text:list-item>
            <text:list-item>
              <text:p text:style-name="Text_20_body"><text:span text:style-name="OrgCode">[✓] </text:span>Ver opcion de dejar sp globales en lugar de solo para urgencia
</text:p>
              <text:list text:style-name="OrgBulletedList" text:continue-numbering="true">
                <text:list-item>
                  <text:p text:style-name="Text_20_body">spu_gen_guardar_evolucion_otros_profesionales
</text:p>
                </text:list-item>
                <text:list-item>
                  <text:p text:style-name="Text_20_body">spu_gen_obtener_evolucion_otros_profesionales
</text:p>
                </text:list-item>
              </text:list>
            </text:list-item>
          </text:list>
        </text:list-item>
        <text:list-item>
          <text:p text:style-name="Text_20_body"><text:span text:style-name="OrgCode">[ ] </text:span>En vue asegurar objeto tenga propiedades necesarias para api
</text:p>
        </text:list-item>
        <text:list-item>
          <text:p text:style-name="Text_20_body"><text:span text:style-name="OrgCode">[ ] </text:span>En api construir DTO controller y repository con template urgencia otros profesionales
</text:p>
        </text:list-item>
      </text:list>
      <text:h text:style-name="Heading_20_3" text:outline-level="3" text:is-list-header="false">
<text:bookmark-start text:name="OrgXref.org34c32e2"/>
<text:bookmark text:name="org34c32e2"/>Lista de cambios
<text:bookmark-end text:name="OrgXref.org34c32e2"/></text:h>
      <text:list text:style-name="OrgBulletedList" text:continue-numbering="false">
        <text:list-item>
          <text:p text:style-name="Text_20_body">WEB
</text:p>
          <text:list text:style-name="OrgBulletedList" text:continue-numbering="true">
            <text:list-item>
              <text:p text:style-name="Text_20_body">Urgencia M
</text:p>
              <text:list text:style-name="OrgBulletedList" text:continue-numbering="true">
                <text:list-item>
                  <text:p text:style-name="Text_20_body">atencion-otros-profesionales M
</text:p>
                </text:list-item>
              </text:list>
            </text:list-item>
            <text:list-item>
              <text:p text:style-name="Text_20_body">Clinica M
</text:p>
              <text:list text:style-name="OrgBulletedList" text:continue-numbering="true">
                <text:list-item>
                  <text:p text:style-name="Text_20_body">atencion-otres-profesionales C
</text:p>
                </text:list-item>
              </text:list>
            </text:list-item>
          </text:list>
        </text:list-item>
        <text:list-item>
          <text:p text:style-name="Text_20_body">API
</text:p>
          <text:list text:style-name="OrgBulletedList" text:continue-numbering="true">
            <text:list-item>
              <text:p text:style-name="Text_20_body">Urgencia M
</text:p>
              <text:list text:style-name="OrgBulletedList" text:continue-numbering="true">
                <text:list-item>
                  <text:p text:style-name="Text_20_body">EvolucionOtrosProfesionalesDTO M
</text:p>
                </text:list-item>
                <text:list-item>
                  <text:p text:style-name="Text_20_body">OtrosProfesionalesRepository M
</text:p>
                </text:list-item>
              </text:list>
            </text:list-item>
            <text:list-item>
              <text:p text:style-name="Text_20_body">FichaClinicaHospitalizado M
</text:p>
              <text:list text:style-name="OrgBulletedList" text:continue-numbering="true">
                <text:list-item>
                  <text:p text:style-name="Text_20_body">OtrosProfesionalesCotroller C
</text:p>
                </text:list-item>
                <text:list-item>
                  <text:p text:style-name="Text_20_body">OtrosProfesionalesRepository C
</text:p>
                </text:list-item>
                <text:list-item>
                  <text:p text:style-name="Text_20_body">EvolucionOtrosProfesionalesDTO C
</text:p>
                </text:list-item>
              </text:list>
            </text:list-item>
          </text:list>
        </text:list-item>
        <text:list-item>
          <text:p text:style-name="Text_20_body">DB
</text:p>
          <text:list text:style-name="OrgBulletedList" text:continue-numbering="true">
            <text:list-item>
              <text:p text:style-name="Text_20_body">HC_OTROS_PROFESIONALES   C/M cambiado de URGENCIA_OTROS_PROFESIONALES   y se añade columna SER_CODIGO
</text:p>
            </text:list-item>
            <text:list-item>
              <text:p text:style-name="Text_20_body">spu_gen_guardar_evolucion_otros_profesionales   M/C cambiado nombre fcu y ajustado a nuevo req
</text:p>
            </text:list-item>
            <text:list-item>
              <text:p text:style-name="Text_20_body">spu_gen_obtener_evolucion_otros_profesionales   M/C cambiado nombre fcu y ajustado a nuevo req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dro Bustos &lt;pedro.bustos@andessalud.cl&gt;</dc:creator>
    <meta:initial-creator>Pedro Bustos &lt;pedro.bustos@andessalud.cl&gt;</meta:initial-creator>
    <dc:date>2023-04-25T12:22:07</dc:date>
    <meta:creation-date>2023-04-25T12:22:07</meta:creation-date>
    <meta:generator>Emacs 27.1 (Org mode 9.6.1)</meta:generator>
    <meta:keyword/>
    <dc:subject/>
    <dc:title>Requerimientos STAS</dc:title>
  </office:meta>
</office:document-meta>
</file>